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6cm" fo:min-width="1.76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9cm" svg:y="1.4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9cm" svg:y="1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7.2cm" svg:y="4.2cm">
            <text:p text:style-name="P1"><text:span text:style-name="T1">Desk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.2cm" svg:y="4.2cm">
            <text:p text:style-name="P1"><text:span text:style-name="T1">creatur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4.2cm" svg:y="4.2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4.2cm" svg:y="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3.4cm" svg:y="4.3cm">
            <text:p text:style-name="P1"><text:span text:style-name="T1">molecule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6.4cm" svg:y="4.3cm">
            <text:p text:style-name="P1"><text:span text:style-name="T1">North-pacific</text:span></text:p>
            <text:p text:style-name="P1"><text:span text:style-name="T1">-gyr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6.4cm" svg:y="4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892cm" svg:y1="4.3cm" svg:x2="10.892cm" svg:y2="5.4cm">
            <text:p/>
          </draw:line>
          <draw:line draw:style-name="gr3" draw:text-style-name="P1" draw:layer="layout" svg:x1="12.667cm" svg:y1="4.532cm" svg:x2="12.667cm" svg:y2="5.4cm">
            <text:p/>
          </draw:line>
          <draw:line draw:style-name="gr3" draw:text-style-name="P1" draw:layer="layout" svg:x1="10.892cm" svg:y1="5.4cm" svg:x2="12.667cm" svg:y2="5.4cm">
            <text:p/>
          </draw:line>
          <draw:line draw:style-name="gr3" draw:text-style-name="P1" draw:layer="layout" svg:x1="10.892cm" svg:y1="4.3cm" svg:x2="12.275cm" svg:y2="4.3cm">
            <text:p/>
          </draw:line>
          <draw:line draw:style-name="gr3" draw:text-style-name="P1" draw:layer="layout" svg:x1="12.275cm" svg:y1="4.3cm" svg:x2="12.667cm" svg:y2="4.532cm">
            <text:p/>
          </draw:line>
          <draw:frame draw:style-name="gr4" draw:text-style-name="P3" draw:layer="layout" svg:width="2.267cm" svg:height="0.692cm" svg:x="10.8cm" svg:y="4.547cm">
            <draw:text-box>
              <text:p><text:span text:style-name="T1">notes.txt</text:span></text:p>
            </draw:text-box>
          </draw:frame>
        </draw:g>
        <draw:g>
          <draw:custom-shape draw:style-name="gr1" draw:text-style-name="P2" draw:layer="layout" svg:width="2.3cm" svg:height="1.1cm" svg:x="13cm" svg:y="7.4cm">
            <text:p text:style-name="P1"><text:span text:style-name="T1">writin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3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10.492cm" svg:y1="7.4cm" svg:x2="10.492cm" svg:y2="8.5cm">
            <text:p/>
          </draw:line>
          <draw:line draw:style-name="gr3" draw:text-style-name="P1" draw:layer="layout" svg:x1="12.267cm" svg:y1="7.632cm" svg:x2="12.267cm" svg:y2="8.5cm">
            <text:p/>
          </draw:line>
          <draw:line draw:style-name="gr3" draw:text-style-name="P1" draw:layer="layout" svg:x1="10.492cm" svg:y1="8.5cm" svg:x2="12.267cm" svg:y2="8.5cm">
            <text:p/>
          </draw:line>
          <draw:line draw:style-name="gr3" draw:text-style-name="P1" draw:layer="layout" svg:x1="10.492cm" svg:y1="7.4cm" svg:x2="11.875cm" svg:y2="7.4cm">
            <text:p/>
          </draw:line>
          <draw:line draw:style-name="gr3" draw:text-style-name="P1" draw:layer="layout" svg:x1="11.875cm" svg:y1="7.4cm" svg:x2="12.267cm" svg:y2="7.632cm">
            <text:p/>
          </draw:line>
          <draw:frame draw:style-name="gr4" draw:text-style-name="P3" draw:layer="layout" svg:width="2.267cm" svg:height="0.692cm" svg:x="10.4cm" svg:y="7.647cm">
            <draw:text-box>
              <text:p><text:span text:style-name="T1">solar.pdf</text:span></text:p>
            </draw:text-box>
          </draw:frame>
        </draw:g>
        <draw:g>
          <draw:custom-shape draw:style-name="gr1" draw:text-style-name="P2" draw:layer="layout" svg:width="2.3cm" svg:height="1.1cm" svg:x="7.5cm" svg:y="7.4cm">
            <text:p text:style-name="P1"><text:span text:style-name="T1">thesi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.5cm" svg:y="7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line draw:style-name="gr3" draw:text-style-name="P1" draw:layer="layout" svg:x1="4.992cm" svg:y1="7.4cm" svg:x2="4.992cm" svg:y2="8.5cm">
            <text:p/>
          </draw:line>
          <draw:line draw:style-name="gr3" draw:text-style-name="P1" draw:layer="layout" svg:x1="6.767cm" svg:y1="7.632cm" svg:x2="6.767cm" svg:y2="8.5cm">
            <text:p/>
          </draw:line>
          <draw:line draw:style-name="gr3" draw:text-style-name="P1" draw:layer="layout" svg:x1="4.992cm" svg:y1="8.5cm" svg:x2="6.767cm" svg:y2="8.5cm">
            <text:p/>
          </draw:line>
          <draw:line draw:style-name="gr3" draw:text-style-name="P1" draw:layer="layout" svg:x1="4.992cm" svg:y1="7.4cm" svg:x2="6.375cm" svg:y2="7.4cm">
            <text:p/>
          </draw:line>
          <draw:line draw:style-name="gr3" draw:text-style-name="P1" draw:layer="layout" svg:x1="6.375cm" svg:y1="7.4cm" svg:x2="6.767cm" svg:y2="7.632cm">
            <text:p/>
          </draw:line>
        </draw:g>
        <draw:frame draw:style-name="gr4" draw:text-style-name="P3" draw:layer="layout" svg:width="2.267cm" svg:height="0.692cm" svg:x="4.9cm" svg:y="7.647cm">
          <draw:text-box>
            <text:p><text:span text:style-name="T1">pizza.cfg</text:span></text:p>
          </draw:text-box>
        </draw:frame>
        <draw:line draw:style-name="gr5" draw:text-style-name="P1" draw:layer="layout" svg:x1="2.5cm" svg:y1="3.1cm" svg:x2="17.7cm" svg:y2="3.1cm">
          <text:p/>
        </draw:line>
        <draw:line draw:style-name="gr6" draw:text-style-name="P1" draw:layer="layout" svg:x1="2.5cm" svg:y1="3.1cm" svg:x2="2.5cm" svg:y2="4cm">
          <text:p/>
        </draw:line>
        <draw:line draw:style-name="gr6" draw:text-style-name="P1" draw:layer="layout" svg:x1="5.5cm" svg:y1="3.1cm" svg:x2="5.5cm" svg:y2="4cm">
          <text:p/>
        </draw:line>
        <draw:line draw:style-name="gr6" draw:text-style-name="P1" draw:layer="layout" svg:x1="8.5cm" svg:y1="3.1cm" svg:x2="8.5cm" svg:y2="4cm">
          <text:p/>
        </draw:line>
        <draw:line draw:style-name="gr6" draw:text-style-name="P1" draw:layer="layout" svg:x1="11.7cm" svg:y1="3.1cm" svg:x2="11.7cm" svg:y2="4cm">
          <text:p/>
        </draw:line>
        <draw:line draw:style-name="gr6" draw:text-style-name="P1" draw:layer="layout" svg:x1="14.8cm" svg:y1="3.1cm" svg:x2="14.8cm" svg:y2="4cm">
          <text:p/>
        </draw:line>
        <draw:line draw:style-name="gr6" draw:text-style-name="P1" draw:layer="layout" svg:x1="17.7cm" svg:y1="3.1cm" svg:x2="17.7cm" svg:y2="4cm">
          <text:p/>
        </draw:line>
        <draw:line draw:style-name="gr5" draw:text-style-name="P1" draw:layer="layout" svg:x1="10.2cm" svg:y1="2.5cm" svg:x2="10.2cm" svg:y2="6.4cm">
          <text:p/>
        </draw:line>
        <draw:line draw:style-name="gr5" draw:text-style-name="P1" draw:layer="layout" svg:x1="5.9cm" svg:y1="6.4cm" svg:x2="14.3cm" svg:y2="6.4cm">
          <text:p/>
        </draw:line>
        <draw:line draw:style-name="gr6" draw:text-style-name="P1" draw:layer="layout" svg:x1="5.9cm" svg:y1="6.4cm" svg:x2="5.9cm" svg:y2="7.3cm">
          <text:p/>
        </draw:line>
        <draw:line draw:style-name="gr6" draw:text-style-name="P1" draw:layer="layout" svg:x1="8.8cm" svg:y1="6.4cm" svg:x2="8.8cm" svg:y2="7.3cm">
          <text:p/>
        </draw:line>
        <draw:line draw:style-name="gr6" draw:text-style-name="P1" draw:layer="layout" svg:x1="11.3cm" svg:y1="6.4cm" svg:x2="11.3cm" svg:y2="7.3cm">
          <text:p/>
        </draw:line>
        <draw:line draw:style-name="gr6" draw:text-style-name="P1" draw:layer="layout" svg:x1="14.3cm" svg:y1="6.4cm" svg:x2="14.3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10:13:52</meta:creation-date>
    <dc:date>2014-08-21T09:28:27.556327785</dc:date>
    <meta:editing-duration>PT5M52S</meta:editing-duration>
    <meta:editing-cycles>5</meta:editing-cycles>
    <meta:generator>LibreOffice/4.2.4.2$Linux_x86 LibreOffice_project/420m0$Build-2</meta:generator>
    <meta:document-statistic meta:object-count="58"/>
  </office:meta>
</office:document-meta>
</file>